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DecoderInterceptor.handleMessage( Message messa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ttpDecoderInterceptor.normalizeUrlEncoded( Message message , Wsdl2HttpBinding binding , Wsdl2HttpOperation httpOperation , Wsdl2HttpMessage http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DecoderInterceptor.HttpDecoderInterceptor( boolea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DecoderInterceptor.normalizeXml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DecoderInterceptor.normalizeFormData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